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84d1"/>
    </style:style>
    <style:style style:name="P2" style:family="paragraph" style:parent-style-name="Standard" style:list-style-name="L2">
      <style:text-properties style:use-window-font-color="true"/>
    </style:style>
    <style:style style:name="P3" style:family="paragraph" style:parent-style-name="Standard">
      <style:text-properties style:use-window-font-color="true" fo:font-weight="bold" style:font-weight-asian="bold" style:font-weight-complex="bold"/>
    </style:style>
    <style:style style:name="P4" style:family="paragraph" style:parent-style-name="Standard" style:list-style-name="L4">
      <style:text-properties style:use-window-font-color="true"/>
    </style:style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7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8">
      <style:text-properties fo:font-weight="bold" style:font-weight-asian="bold" style:font-weight-complex="bold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Nous sommes recruter en tant que responsable informatique dans une PME/PMI, cette entreprise est spécialisé dans la production et commercialisation d'article vestimentaire. Le directeur commercial nous sollicite afin d'améliorer la gestion commerciale de l'entreprise.</text:p>
      <text:p text:style-name="Standard"/>
      <text:p text:style-name="Standard">Répondre à cette demande, présenter les étapes pour mener à bien la demande :</text:p>
      <text:p text:style-name="Standard"/>
      <text:p text:style-name="P1"/>
      <text:p text:style-name="P1"/>
      <text:p text:style-name="P1"/>
      <text:p text:style-name="P3">Étape 1 : Analyse de la demande</text:p>
      <text:list xml:id="list940931287" text:style-name="L2">
        <text:list-item>
          <text:list>
            <text:list-item>
              <text:p text:style-name="P2">Étudier le cahier des charges (CdC) s'il existe</text:p>
            </text:list-item>
            <text:list-item>
              <text:p text:style-name="P2">Entretiens (décideurs(gère le budget), opérationnels)</text:p>
            </text:list-item>
            <text:list-item>
              <text:p text:style-name="P2">Rédiger des comptes-rendus + le faire valider (objectivité)</text:p>
            </text:list-item>
            <text:list-item>
              <text:p text:style-name="P2">Récupérations des documentations (Plan de réseaux, architecture-logicielles...)</text:p>
            </text:list-item>
            <text:list-item>
              <text:p text:style-name="P2">Rédiger une <text:span text:style-name="T4">fiche projet</text:span> (Synthèse et cadrage de la demande)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">Contexte</text:p>
                            </text:list-item>
                            <text:list-item>
                              <text:p text:style-name="P2"><text:span text:style-name="T3">Objectifs</text:span> </text:p>
                              <text:list>
                                <text:list-item>
                                  <text:list>
                                    <text:list-item>
                                      <text:p text:style-name="P2">Généraux</text:p>
                                    </text:list-item>
                                    <text:list-item>
                                      <text:p text:style-name="P2">Opérationnels (<text:span text:style-name="T3">ex</text:span><text:span text:style-name="T5">:configurer serveur pour..., développer un …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85184971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1">Moyens (→ Financiers, </text:span></text:p>
                          <text:list>
                            <text:list-item>
                              <text:list>
                                <text:list-header>
                                  <text:p text:style-name="P5"><text:span text:style-name="T1"><text:s text:c="3"/>→ Humains, </text:span></text:p>
                                  <text:p text:style-name="P5"><text:span text:style-name="T1"><text:s text:c="3"/>→ Techniques : → Matériels <text:s/>→ Serveurs, 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"><text:span text:style-name="T1"><text:s text:c="33"/>→ Locaux,</text:span></text:p>
                                              <text:p text:style-name="P5"><text:span text:style-name="T1"><text:s text:c="33"/>→ Véhicule, </text:span></text:p>
                                              <text:p text:style-name="P5"><text:span text:style-name="T1"><text:s text:c="33"/>→ Téléphone <text:s text:c="3"/></text:span></text:p>
                                              <text:p text:style-name="P5"><text:span text:style-name="T1"><text:s text:c="11"/>→ Logiciels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5"><text:span text:style-name="T1"><text:s text:c="3"/>) </text:span>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4"><text:span text:style-name="T5">Contraintes (Temporelles, Financières(Plafond), Techniques, Humain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14829200" text:style-name="L5">
        <text:list-item>
          <text:list>
            <text:list-item>
              <text:p text:style-name="P6"><text:span text:style-name="T1">Analyse des risques</text:span></text:p>
            </text:list-item>
          </text:list>
        </text:list-item>
      </text:list>
      <text:list xml:id="list660783691" text:style-name="L7">
        <text:list-item>
          <text:list>
            <text:list-item>
              <text:p text:style-name="P7"><text:span text:style-name="T1">Faire valider la fiche de projet</text:span></text:p>
            </text:list-item>
          </text:list>
        </text:list-item>
      </text:list>
      <text:p text:style-name="Standard"><text:span text:style-name="T1"/></text:p>
      <text:p text:style-name="P8"><text:span text:style-name="T1">Étape 2 : Ingénierie de l'opération</text:span></text:p>
      <text:list xml:id="list1767087340" text:style-name="L8">
        <text:list-item>
          <text:list>
            <text:list-item>
              <text:p text:style-name="P9"><text:span text:style-name="T2">S'organiser dans le temps pour mieux appréhender les difficultés latentes</text:span></text:p>
            </text:list-item>
            <text:list-item>
              <text:p text:style-name="P9"><text:span text:style-name="T2">Prévoir les parades le cas échéant</text:span></text:p>
              <text:list>
                <text:list-header>
                  <text:p text:style-name="P9"><text:span text:style-name="T2">Travaux : -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2">Diagramme de GANTT</text:span></text:p>
                            </text:list-item>
                            <text:list-item>
                              <text:p text:style-name="P9"><text:span text:style-name="T2">Organisation de l'équipe et des moyens de production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8:18</meta:creation-date>
    <dc:date>2012-09-14T15:53:49</dc:date>
    <dc:creator>Compte etudiant</dc:creator>
    <meta:editing-duration>PT1H42M9S</meta:editing-duration>
    <meta:editing-cycles>27</meta:editing-cycles>
    <meta:generator>LibreOffice/3.5$Linux_x86 LibreOffice_project/350m1$Build-2</meta:generator>
    <meta:document-statistic meta:table-count="0" meta:image-count="0" meta:object-count="0" meta:page-count="1" meta:paragraph-count="29" meta:word-count="199" meta:character-count="1373" meta:non-whitespace-character-count="1096"/>
  </office:meta>
</office:document-meta>
</file>